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1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this_week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this_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this_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age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cation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25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0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6:39:53.087420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2-02T18:29:29.763450590</dc:date>
    <meta:editing-duration>P3DT4H28M44S</meta:editing-duration>
    <meta:editing-cycles>7</meta:editing-cycles>
    <meta:generator>LibreOffice/4.2.8.2$Linux_X86_64 LibreOffice_project/420m0$Build-2</meta:generator>
    <meta:document-statistic meta:table-count="1" meta:cell-count="255" meta:object-count="0"/>
  </office:meta>
</office:document-meta>
</file>